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20.1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5*SUMPRODUCT([.B14:.B19];[.F5:.F10])+SUMPRODUCT([.B14:.B19];[.G5:.G10])+SUMPRODUCT([.B14:.B19];[.J5:.J10])" office:value-type="float" office:value="25.6666666666667" calcext:value-type="float">
            <text:p>25.6666666667</text:p>
          </table:table-cell>
          <table:table-cell/>
          <table:table-cell table:formula="of:=22.75-[.A22]" office:value-type="float" office:value="-2.91666666666666" calcext:value-type="float">
            <text:p>-2.916666666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egativity constraints directly in solver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08:39:59.7724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5-11T09:41:58.290351000</dc:date>
    <meta:editing-duration>P3DT36M24S</meta:editing-duration>
    <meta:editing-cycles>16</meta:editing-cycles>
    <meta:generator>LibreOffice/4.4.3.2$MacOSX_X86_64 LibreOffice_project/88805f81e9fe61362df02b9941de8e38a9b5fd16</meta:generator>
    <meta:document-statistic meta:table-count="3" meta:cell-count="115" meta:object-count="0"/>
  </office:meta>
</office:document-meta>
</file>